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RobotoMono" svg:font-family="RobotoMono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1">
      <style:paragraph-properties fo:margin-top="0in" fo:margin-bottom="0in" loext:contextual-spacing="false"/>
    </style:style>
    <style:style style:name="P30" style:family="paragraph" style:parent-style-name="Text_20_body" style:list-style-name="L2">
      <style:paragraph-properties fo:margin-top="0in" fo:margin-bottom="0in" loext:contextual-spacing="false"/>
    </style:style>
    <style:style style:name="P31" style:family="paragraph" style:parent-style-name="Text_20_body" style:list-style-name="L3">
      <style:paragraph-properties fo:margin-top="0in" fo:margin-bottom="0in" loext:contextual-spacing="false"/>
    </style:style>
    <style:style style:name="P32" style:family="paragraph" style:parent-style-name="Text_20_body" style:list-style-name="L4">
      <style:paragraph-properties fo:margin-top="0in" fo:margin-bottom="0in" loext:contextual-spacing="false"/>
    </style:style>
    <style:style style:name="P33" style:family="paragraph" style:parent-style-name="Text_20_body" style:list-style-name="L5">
      <style:paragraph-properties fo:margin-top="0in" fo:margin-bottom="0in" loext:contextual-spacing="false"/>
    </style:style>
    <style:style style:name="P34" style:family="paragraph" style:parent-style-name="Text_20_body" style:list-style-name="L6">
      <style:paragraph-properties fo:margin-top="0in" fo:margin-bottom="0in" loext:contextual-spacing="false"/>
    </style:style>
    <style:style style:name="P35" style:family="paragraph" style:parent-style-name="Text_20_body" style:list-style-name="L7">
      <style:paragraph-properties fo:margin-top="0in" fo:margin-bottom="0in" loext:contextual-spacing="false"/>
    </style:style>
    <style:style style:name="P36" style:family="paragraph" style:parent-style-name="Text_20_body" style:list-style-name="L8">
      <style:paragraph-properties fo:margin-top="0in" fo:margin-bottom="0in" loext:contextual-spacing="false"/>
    </style:style>
    <style:style style:name="P37" style:family="paragraph" style:parent-style-name="Text_20_body" style:list-style-name="L9">
      <style:paragraph-properties fo:margin-top="0in" fo:margin-bottom="0in" loext:contextual-spacing="false"/>
    </style:style>
    <style:style style:name="P38" style:family="paragraph" style:parent-style-name="Text_20_body" style:list-style-name="L10">
      <style:paragraph-properties fo:margin-top="0in" fo:margin-bottom="0in" loext:contextual-spacing="false"/>
    </style:style>
    <style:style style:name="P39" style:family="paragraph" style:parent-style-name="Text_20_body" style:list-style-name="L11">
      <style:paragraph-properties fo:margin-top="0in" fo:margin-bottom="0in" loext:contextual-spacing="false"/>
    </style:style>
    <style:style style:name="P40" style:family="paragraph" style:parent-style-name="Text_20_body" style:list-style-name="L12">
      <style:paragraph-properties fo:margin-top="0in" fo:margin-bottom="0in" loext:contextual-spacing="false"/>
    </style:style>
    <style:style style:name="P41" style:family="paragraph" style:parent-style-name="Text_20_body" style:list-style-name="L13">
      <style:paragraph-properties fo:margin-top="0in" fo:margin-bottom="0in" loext:contextual-spacing="false"/>
    </style:style>
    <style:style style:name="P42" style:family="paragraph" style:parent-style-name="Text_20_body" style:list-style-name="L14">
      <style:paragraph-properties fo:margin-top="0in" fo:margin-bottom="0in" loext:contextual-spacing="false"/>
    </style:style>
    <style:style style:name="P43" style:family="paragraph" style:parent-style-name="Text_20_body" style:list-style-name="L15">
      <style:paragraph-properties fo:margin-top="0in" fo:margin-bottom="0in" loext:contextual-spacing="false"/>
    </style:style>
    <style:style style:name="P44" style:family="paragraph" style:parent-style-name="Text_20_body" style:list-style-name="L16">
      <style:paragraph-properties fo:margin-top="0in" fo:margin-bottom="0in" loext:contextual-spacing="false"/>
    </style:style>
    <style:style style:name="P45" style:family="paragraph" style:parent-style-name="Text_20_body" style:list-style-name="L17">
      <style:paragraph-properties fo:margin-top="0in" fo:margin-bottom="0in" loext:contextual-spacing="false"/>
    </style:style>
    <style:style style:name="P46" style:family="paragraph" style:parent-style-name="Text_20_body" style:list-style-name="L19">
      <style:paragraph-properties fo:margin-top="0in" fo:margin-bottom="0in" loext:contextual-spacing="false"/>
    </style:style>
    <style:style style:name="P47" style:family="paragraph" style:parent-style-name="Text_20_body" style:list-style-name="L20">
      <style:paragraph-properties fo:margin-top="0in" fo:margin-bottom="0in" loext:contextual-spacing="false"/>
    </style:style>
    <style:style style:name="P48" style:family="paragraph" style:parent-style-name="Text_20_body" style:list-style-name="L21">
      <style:paragraph-properties fo:margin-top="0in" fo:margin-bottom="0in" loext:contextual-spacing="false"/>
    </style:style>
    <style:style style:name="P49" style:family="paragraph" style:parent-style-name="Text_20_body" style:list-style-name="L22">
      <style:paragraph-properties fo:margin-top="0in" fo:margin-bottom="0in" loext:contextual-spacing="false"/>
    </style:style>
    <style:style style:name="P50" style:family="paragraph" style:parent-style-name="Text_20_body" style:list-style-name="L23">
      <style:paragraph-properties fo:margin-top="0in" fo:margin-bottom="0in" loext:contextual-spacing="false"/>
    </style:style>
    <style:style style:name="P51" style:family="paragraph" style:parent-style-name="Text_20_body" style:list-style-name="L24">
      <style:paragraph-properties fo:margin-top="0in" fo:margin-bottom="0in" loext:contextual-spacing="false"/>
    </style:style>
    <style:style style:name="P52" style:family="paragraph" style:parent-style-name="Text_20_body" style:list-style-name="L25">
      <style:paragraph-properties fo:margin-top="0in" fo:margin-bottom="0in" loext:contextual-spacing="false"/>
    </style:style>
    <style:style style:name="P53" style:family="paragraph" style:parent-style-name="Text_20_body" style:list-style-name="L26">
      <style:paragraph-properties fo:margin-top="0in" fo:margin-bottom="0in" loext:contextual-spacing="false"/>
    </style:style>
    <style:style style:name="P54" style:family="paragraph" style:parent-style-name="Text_20_body" style:list-style-name="L27">
      <style:paragraph-properties fo:margin-top="0in" fo:margin-bottom="0in" loext:contextual-spacing="false"/>
    </style:style>
    <style:style style:name="P55" style:family="paragraph" style:parent-style-name="Text_20_body" style:list-style-name="L28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elcome to ML101 on NeSI</text:h>
      <text:p text:style-name="Text_20_body"><text:line-break/>28 September 2021</text:p>
      <text:h text:style-name="Heading_20_3" text:outline-level="3">Sign in </text:h>
      <text:p text:style-name="Text_20_body"><text:line-break/>Please place your name, pronouns, and institutional affiliation(s) below</text:p>
      <text:list xml:id="list4177437009" text:style-name="L1">
        <text:list-item>
          <text:p text:style-name="P29">. </text:p>
        </text:list-item>
        <text:list-item>
          <text:p text:style-name="P29">. </text:p>
        </text:list-item>
        <text:list-item>
          <text:p text:style-name="P29">. </text:p>
        </text:list-item>
        <text:list-item>
          <text:p text:style-name="P29">. </text:p>
        </text:list-item>
        <text:list-item>
          <text:p text:style-name="P29">. </text:p>
        </text:list-item>
        <text:list-item>
          <text:p text:style-name="P29">. </text:p>
        </text:list-item>
        <text:list-item>
          <text:p text:style-name="P29">. </text:p>
        </text:list-item>
        <text:list-item>
          <text:p text:style-name="P29">. </text:p>
        </text:list-item>
        <text:list-item>
          <text:p text:style-name="P29">. </text:p>
        </text:list-item>
        <text:list-item>
          <text:p text:style-name="P2">. </text:p>
        </text:list-item>
      </text:list>
      <text:p text:style-name="Text_20_body"/>
      <text:h text:style-name="Heading_20_2" text:outline-level="2">02.1-Machine-Learning-Intro.ipynb</text:h>
      <text:p text:style-name="Text_20_body"/>
      <text:h text:style-name="Heading_20_3" text:outline-level="3">What is Machine Learning?</text:h>
      <text:p text:style-name="Text_20_body"><text:line-break/>What does machine learning evoke for you? what comes to your mind?</text:p>
      <text:list xml:id="list1639120053" text:style-name="L2">
        <text:list-item>
          <text:p text:style-name="P30">. </text:p>
        </text:list-item>
        <text:list-item>
          <text:p text:style-name="P30"><text:soft-page-break/>. </text:p>
        </text:list-item>
        <text:list-item>
          <text:p text:style-name="P30">. </text:p>
        </text:list-item>
        <text:list-item>
          <text:p text:style-name="P30">. </text:p>
        </text:list-item>
        <text:list-item>
          <text:p text:style-name="P30">. </text:p>
        </text:list-item>
        <text:list-item>
          <text:p text:style-name="P30">. </text:p>
        </text:list-item>
        <text:list-item>
          <text:p text:style-name="P30">. </text:p>
        </text:list-item>
        <text:list-item>
          <text:p text:style-name="P30">. </text:p>
        </text:list-item>
        <text:list-item>
          <text:p text:style-name="P30">. </text:p>
        </text:list-item>
        <text:list-item>
          <text:p text:style-name="P3">. </text:p>
        </text:list-item>
      </text:list>
      <text:p text:style-name="Text_20_body"/>
      <text:h text:style-name="Heading_20_3" text:outline-level="3">A Simple Example: the Iris Dataset</text:h>
      <text:p text:style-name="Text_20_body"><text:line-break/><text:span text:style-name="Strong_20_Emphasis">Question:</text:span> If we want to design an algorithm to recognize iris species, what might the data be?<text:line-break/><text:line-break/>What would <text:span text:style-name="Emphasis">n_samples</text:span> refer to?</text:p>
      <text:list xml:id="list1257110387" text:style-name="L3">
        <text:list-item>
          <text:p text:style-name="P31">. </text:p>
        </text:list-item>
        <text:list-item>
          <text:p text:style-name="P31">. </text:p>
        </text:list-item>
        <text:list-item>
          <text:p text:style-name="P31">. </text:p>
        </text:list-item>
        <text:list-item>
          <text:p text:style-name="P31">. </text:p>
        </text:list-item>
        <text:list-item>
          <text:p text:style-name="P31">. </text:p>
        </text:list-item>
        <text:list-item>
          <text:p text:style-name="P31">. </text:p>
        </text:list-item>
        <text:list-item>
          <text:p text:style-name="P31">. </text:p>
        </text:list-item>
        <text:list-item>
          <text:p text:style-name="P31">. </text:p>
        </text:list-item>
        <text:list-item>
          <text:p text:style-name="P31">. </text:p>
        </text:list-item>
        <text:list-item>
          <text:p text:style-name="P4"><text:soft-page-break/>. </text:p>
        </text:list-item>
      </text:list>
      <text:p text:style-name="Text_20_body"><text:line-break/>What would <text:span text:style-name="Emphasis">n_features</text:span> refer to?</text:p>
      <text:list xml:id="list1622513062" text:style-name="L4">
        <text:list-item>
          <text:p text:style-name="P32">. </text:p>
        </text:list-item>
        <text:list-item>
          <text:p text:style-name="P32">. </text:p>
        </text:list-item>
        <text:list-item>
          <text:p text:style-name="P32">. </text:p>
        </text:list-item>
        <text:list-item>
          <text:p text:style-name="P32">. </text:p>
        </text:list-item>
        <text:list-item>
          <text:p text:style-name="P32">. </text:p>
        </text:list-item>
        <text:list-item>
          <text:p text:style-name="P32">. </text:p>
        </text:list-item>
        <text:list-item>
          <text:p text:style-name="P32">. </text:p>
        </text:list-item>
        <text:list-item>
          <text:p text:style-name="P32">. </text:p>
        </text:list-item>
        <text:list-item>
          <text:p text:style-name="P32">. </text:p>
        </text:list-item>
        <text:list-item>
          <text:p text:style-name="P5">. </text:p>
        </text:list-item>
      </text:list>
      <text:p text:style-name="Text_20_body"><text:line-break/><text:span text:style-name="Strong_20_Emphasis">Exercise:</text:span> Change <text:span text:style-name="Emphasis">x_index</text:span> and <text:span text:style-name="Emphasis">y_index</text:span> in the above script and find a combination of two parameters which maximally separate the three classes. Which good combinations have you found?</text:p>
      <text:list xml:id="list1834960624" text:style-name="L5">
        <text:list-item>
          <text:p text:style-name="P33">. </text:p>
        </text:list-item>
        <text:list-item>
          <text:p text:style-name="P33">. </text:p>
        </text:list-item>
        <text:list-item>
          <text:p text:style-name="P33">. </text:p>
        </text:list-item>
        <text:list-item>
          <text:p text:style-name="P33">. </text:p>
        </text:list-item>
        <text:list-item>
          <text:p text:style-name="P33">. </text:p>
        </text:list-item>
        <text:list-item>
          <text:p text:style-name="P33">. </text:p>
        </text:list-item>
        <text:list-item>
          <text:p text:style-name="P33">. </text:p>
        </text:list-item>
        <text:list-item>
          <text:p text:style-name="P33">. </text:p>
        </text:list-item>
        <text:list-item>
          <text:p text:style-name="P33"><text:soft-page-break/>. </text:p>
        </text:list-item>
        <text:list-item>
          <text:p text:style-name="P6">. </text:p>
        </text:list-item>
      </text:list>
      <text:p text:style-name="Text_20_body"><text:line-break/><text:span text:style-name="Strong_20_Emphasis">Audience questions:</text:span> Use the space below to share any questions or comments.</text:p>
      <text:list xml:id="list3753179974" text:style-name="L6">
        <text:list-item>
          <text:p text:style-name="P34">. </text:p>
        </text:list-item>
        <text:list-item>
          <text:p text:style-name="P34">. </text:p>
        </text:list-item>
        <text:list-item>
          <text:p text:style-name="P34">. </text:p>
        </text:list-item>
        <text:list-item>
          <text:p text:style-name="P34">. </text:p>
        </text:list-item>
        <text:list-item>
          <text:p text:style-name="P7">. </text:p>
        </text:list-item>
      </text:list>
      <text:p text:style-name="Text_20_body"/>
      <text:h text:style-name="Heading_20_3" text:outline-level="3">Bonus questions</text:h>
      <text:p text:style-name="Text_20_body"><text:line-break/><text:span text:style-name="Strong_20_Emphasis">Question:</text:span> If your job is to classify 1000 grey pictures of size 10x10, what is the number of features?<text:line-break/>A: 10<text:line-break/>B: 100<text:line-break/>C: 1000</text:p>
      <text:h text:style-name="Heading_20_2" text:outline-level="2">02.2-Basic-Principles.ipynb</text:h>
      <text:p text:style-name="Text_20_body"/>
      <text:h text:style-name="Heading_20_3" text:outline-level="3">The Scikit-learn Estimator Object</text:h>
      <text:p text:style-name="Text_20_body"><text:line-break/><text:span text:style-name="Strong_20_Emphasis">Question:</text:span> Can you name other parameters of <text:span text:style-name="Emphasis">LinearRegression?</text:span> Use the official documentation to find them.</text:p>
      <text:list xml:id="list491314455" text:style-name="L7">
        <text:list-item>
          <text:p text:style-name="P35">. </text:p>
        </text:list-item>
        <text:list-item>
          <text:p text:style-name="P35">. </text:p>
        </text:list-item>
        <text:list-item>
          <text:p text:style-name="P35">. </text:p>
        </text:list-item>
        <text:list-item>
          <text:p text:style-name="P35">. </text:p>
        </text:list-item>
        <text:list-item>
          <text:p text:style-name="P35">. </text:p>
        </text:list-item>
        <text:list-item>
          <text:p text:style-name="P35">. </text:p>
        </text:list-item>
        <text:list-item>
          <text:p text:style-name="P35"><text:soft-page-break/>. </text:p>
        </text:list-item>
        <text:list-item>
          <text:p text:style-name="P35">. </text:p>
        </text:list-item>
        <text:list-item>
          <text:p text:style-name="P35">. </text:p>
        </text:list-item>
        <text:list-item>
          <text:p text:style-name="P8">. </text:p>
        </text:list-item>
      </text:list>
      <text:p text:style-name="Text_20_body"><text:line-break/><text:span text:style-name="Strong_20_Emphasis">Audience questions:</text:span> Use the space below to share any questions or comments.</text:p>
      <text:list xml:id="list4023238395" text:style-name="L8">
        <text:list-item>
          <text:p text:style-name="P36">. </text:p>
        </text:list-item>
        <text:list-item>
          <text:p text:style-name="P36">. </text:p>
        </text:list-item>
        <text:list-item>
          <text:p text:style-name="P36">. </text:p>
        </text:list-item>
        <text:list-item>
          <text:p text:style-name="P36">. </text:p>
        </text:list-item>
        <text:list-item>
          <text:p text:style-name="P9">. </text:p>
        </text:list-item>
      </text:list>
      <text:p text:style-name="Text_20_body"/>
      <text:h text:style-name="Heading_20_3" text:outline-level="3">Supervised Learning: Classification</text:h>
      <text:p text:style-name="Text_20_body"><text:line-break/><text:span text:style-name="Strong_20_Emphasis">Exercise (breakout rooms, 5+5 min):</text:span> Use a different estimator on the same problem, <text:span text:style-name="Emphasis">sklearn.svm.SVC</text:span><text:line-break/>Does this exercise trigger some questions or comments? Use this space below to share your thoughts :-).</text:p>
      <text:list xml:id="list2741426374" text:style-name="L9">
        <text:list-item>
          <text:p text:style-name="P37">. </text:p>
        </text:list-item>
        <text:list-item>
          <text:p text:style-name="P37">. </text:p>
        </text:list-item>
        <text:list-item>
          <text:p text:style-name="P37">. </text:p>
        </text:list-item>
        <text:list-item>
          <text:p text:style-name="P37">. </text:p>
        </text:list-item>
        <text:list-item>
          <text:p text:style-name="P37">. </text:p>
        </text:list-item>
        <text:list-item>
          <text:p text:style-name="P37">. </text:p>
        </text:list-item>
        <text:list-item>
          <text:p text:style-name="P37">. </text:p>
        </text:list-item>
        <text:list-item>
          <text:p text:style-name="P37">. </text:p>
        </text:list-item>
        <text:list-item>
          <text:p text:style-name="P37"><text:soft-page-break/>. </text:p>
        </text:list-item>
        <text:list-item>
          <text:p text:style-name="P10">. </text:p>
        </text:list-item>
      </text:list>
      <text:p text:style-name="Text_20_body"><text:line-break/><text:span text:style-name="Strong_20_Emphasis">Audience questions:</text:span> Use the space below to share any questions or comments.</text:p>
      <text:list xml:id="list3878486846" text:style-name="L10">
        <text:list-item>
          <text:p text:style-name="P38">. </text:p>
        </text:list-item>
        <text:list-item>
          <text:p text:style-name="P38">. </text:p>
        </text:list-item>
        <text:list-item>
          <text:p text:style-name="P38">. </text:p>
        </text:list-item>
        <text:list-item>
          <text:p text:style-name="P38">. </text:p>
        </text:list-item>
        <text:list-item>
          <text:p text:style-name="P11">. </text:p>
        </text:list-item>
      </text:list>
      <text:p text:style-name="Text_20_body"/>
      <text:h text:style-name="Heading_20_3" text:outline-level="3">Supervised Learning: Regression</text:h>
      <text:p text:style-name="Text_20_body"><text:line-break/><text:span text:style-name="Strong_20_Emphasis">Question:</text:span> Explore the RandomForestRegressor object. What arguments are available to <text:span text:style-name="Emphasis">RandomForestRegressor</text:span>?</text:p>
      <text:list xml:id="list3456282862" text:style-name="L11">
        <text:list-item>
          <text:p text:style-name="P39">. </text:p>
        </text:list-item>
        <text:list-item>
          <text:p text:style-name="P39">. </text:p>
        </text:list-item>
        <text:list-item>
          <text:p text:style-name="P39">. </text:p>
        </text:list-item>
        <text:list-item>
          <text:p text:style-name="P39">. </text:p>
        </text:list-item>
        <text:list-item>
          <text:p text:style-name="P39">. </text:p>
        </text:list-item>
        <text:list-item>
          <text:p text:style-name="P39">. </text:p>
        </text:list-item>
        <text:list-item>
          <text:p text:style-name="P39">. </text:p>
        </text:list-item>
        <text:list-item>
          <text:p text:style-name="P39">. </text:p>
        </text:list-item>
        <text:list-item>
          <text:p text:style-name="P39">. </text:p>
        </text:list-item>
        <text:list-item>
          <text:p text:style-name="P12">. </text:p>
        </text:list-item>
      </text:list>
      <text:p text:style-name="Text_20_body"><text:soft-page-break/><text:line-break/><text:span text:style-name="Strong_20_Emphasis">Audience questions:</text:span> Use the space below to share any questions or comments.</text:p>
      <text:list xml:id="list2265122072" text:style-name="L12">
        <text:list-item>
          <text:p text:style-name="P40">. </text:p>
        </text:list-item>
        <text:list-item>
          <text:p text:style-name="P40">. </text:p>
        </text:list-item>
        <text:list-item>
          <text:p text:style-name="P40">. </text:p>
        </text:list-item>
        <text:list-item>
          <text:p text:style-name="P40">. </text:p>
        </text:list-item>
        <text:list-item>
          <text:p text:style-name="P13">. </text:p>
        </text:list-item>
      </text:list>
      <text:p text:style-name="Text_20_body"/>
      <text:h text:style-name="Heading_20_3" text:outline-level="3">Flow Chart: How to Choose your Estimator</text:h>
      <text:p text:style-name="Text_20_body"><text:line-break/><text:span text:style-name="Strong_20_Emphasis">Question:</text:span> If you want to predict a the daily consumption of beer in Wellington using the average daily rainfall, temperature and solar radiation over the past 10 years, which estimators would you try first?</text:p>
      <text:list xml:id="list1201790839" text:style-name="L13">
        <text:list-item>
          <text:p text:style-name="P41">. </text:p>
        </text:list-item>
        <text:list-item>
          <text:p text:style-name="P41">. </text:p>
        </text:list-item>
        <text:list-item>
          <text:p text:style-name="P41">. </text:p>
        </text:list-item>
        <text:list-item>
          <text:p text:style-name="P41">. </text:p>
        </text:list-item>
        <text:list-item>
          <text:p text:style-name="P41">. </text:p>
        </text:list-item>
        <text:list-item>
          <text:p text:style-name="P41">. </text:p>
        </text:list-item>
        <text:list-item>
          <text:p text:style-name="P41">. </text:p>
        </text:list-item>
        <text:list-item>
          <text:p text:style-name="P41">. </text:p>
        </text:list-item>
        <text:list-item>
          <text:p text:style-name="P41">. </text:p>
        </text:list-item>
        <text:list-item>
          <text:p text:style-name="P14">. </text:p>
        </text:list-item>
      </text:list>
      <text:p text:style-name="Text_20_body"/>
      <text:h text:style-name="Heading_20_3" text:outline-level="3">Quick Application: Optical Character Recognition</text:h>
      <text:p text:style-name="Text_20_body"><text:soft-page-break/><text:line-break/><text:span text:style-name="Strong_20_Emphasis">Exercise (breakout rooms, 5 min):</text:span> fit the <text:span text:style-name="Emphasis">clf</text:span> model to the training dataset.<text:line-break/><text:line-break/><text:span text:style-name="Strong_20_Emphasis">Audience questions:</text:span> Use the space below to share any questions or comments.</text:p>
      <text:list xml:id="list3485327026" text:style-name="L14">
        <text:list-item>
          <text:p text:style-name="P42">. </text:p>
        </text:list-item>
        <text:list-item>
          <text:p text:style-name="P42">. </text:p>
        </text:list-item>
        <text:list-item>
          <text:p text:style-name="P42">. </text:p>
        </text:list-item>
        <text:list-item>
          <text:p text:style-name="P42">. </text:p>
        </text:list-item>
        <text:list-item>
          <text:p text:style-name="P15">. </text:p>
        </text:list-item>
      </text:list>
      <text:p text:style-name="Text_20_body"/>
      <text:h text:style-name="Heading_20_3" text:outline-level="3">Bonus questions</text:h>
      <text:p text:style-name="Text_20_body"><text:line-break/><text:span text:style-name="Strong_20_Emphasis">Question:</text:span> what do you think the effect of normalize=True is in creating the linear regression model?<text:line-break/><text:line-break/>A: It rescales the data to be within (0, 1), which suits many machine learning algorithms.<text:line-break/>B: It tells the algorithm that the data follow a normal distribution.<text:line-break/>C: It helps the aglorithm detect outliers.</text:p>
      <text:h text:style-name="Heading_20_2" text:outline-level="2">03.2-Regression-Forests.ipynb</text:h>
      <text:p text:style-name="Text_20_body"/>
      <text:h text:style-name="Heading_20_3" text:outline-level="3">Motivating Random Forests: Decision Trees</text:h>
      <text:p text:style-name="Text_20_body"><text:line-break/><text:span text:style-name="Strong_20_Emphasis">Question:</text:span> Do you see any problems when we change the depth of the decision tree?</text:p>
      <text:list xml:id="list4256043786" text:style-name="L15">
        <text:list-item>
          <text:p text:style-name="P43">. </text:p>
        </text:list-item>
        <text:list-item>
          <text:p text:style-name="P43">. </text:p>
        </text:list-item>
        <text:list-item>
          <text:p text:style-name="P43">. </text:p>
        </text:list-item>
        <text:list-item>
          <text:p text:style-name="P43">. </text:p>
        </text:list-item>
        <text:list-item>
          <text:p text:style-name="P43">. </text:p>
        </text:list-item>
        <text:list-item>
          <text:p text:style-name="P43">. </text:p>
        </text:list-item>
        <text:list-item>
          <text:p text:style-name="P43">. </text:p>
        </text:list-item>
        <text:list-item>
          <text:p text:style-name="P43">. </text:p>
        </text:list-item>
        <text:list-item>
          <text:p text:style-name="P43"><text:soft-page-break/>. </text:p>
        </text:list-item>
        <text:list-item>
          <text:p text:style-name="P16">. </text:p>
        </text:list-item>
      </text:list>
      <text:p text:style-name="Text_20_body"><text:line-break/><text:span text:style-name="Strong_20_Emphasis">Audience questions:</text:span> Use the space below to share any questions or comments.</text:p>
      <text:list xml:id="list2025124248" text:style-name="L16">
        <text:list-item>
          <text:p text:style-name="P44">. </text:p>
        </text:list-item>
        <text:list-item>
          <text:p text:style-name="P44">. </text:p>
        </text:list-item>
        <text:list-item>
          <text:p text:style-name="P44">. </text:p>
        </text:list-item>
        <text:list-item>
          <text:p text:style-name="P44">. </text:p>
        </text:list-item>
        <text:list-item>
          <text:p text:style-name="P17">. </text:p>
        </text:list-item>
      </text:list>
      <text:p text:style-name="Text_20_body"/>
      <text:h text:style-name="Heading_20_3" text:outline-level="3">Example: Random Forest for Classifying Digits</text:h>
      <text:p text:style-name="Text_20_body"><text:line-break/><text:span text:style-name="Strong_20_Emphasis">Exercise (breakout rooms, 5+5 min):</text:span> Repeat this classification task with <text:span text:style-name="Emphasis">sklearn.ensemble.RandomForestClassifier</text:span>.  How does the <text:span text:style-name="Emphasis">max_depth</text:span>, <text:span text:style-name="Emphasis">max_features</text:span>, and <text:span text:style-name="Emphasis">n_estimators</text:span> affect the results? What's the best performance you obtained?</text:p>
      <text:list xml:id="list4142486989" text:style-name="L17">
        <text:list-item>
          <text:p text:style-name="P45">. </text:p>
        </text:list-item>
        <text:list-item>
          <text:p text:style-name="P45">. </text:p>
        </text:list-item>
        <text:list-item>
          <text:p text:style-name="P45">. </text:p>
        </text:list-item>
        <text:list-item>
          <text:p text:style-name="P45">. </text:p>
        </text:list-item>
        <text:list-item>
          <text:p text:style-name="P45">. </text:p>
        </text:list-item>
        <text:list-item>
          <text:p text:style-name="P45">. </text:p>
        </text:list-item>
        <text:list-item>
          <text:p text:style-name="P45">. </text:p>
        </text:list-item>
        <text:list-item>
          <text:p text:style-name="P45">. </text:p>
        </text:list-item>
        <text:list-item>
          <text:p text:style-name="P45">. </text:p>
        </text:list-item>
        <text:list-item>
          <text:p text:style-name="P18">. </text:p>
        </text:list-item>
      </text:list>
      <text:p text:style-name="Text_20_body"><text:soft-page-break/><text:line-break/><text:span text:style-name="Strong_20_Emphasis">Audience questions:</text:span> Use the space below to share any questions or comments.</text:p>
      <text:p text:style-name="Text_20_body"/>
      <text:h text:style-name="Heading_20_2" text:outline-level="2">05-Validation.ipynb</text:h>
      <text:p text:style-name="Text_20_body"/>
      <text:h text:style-name="Heading_20_3" text:outline-level="3">Validating Models</text:h>
      <text:p text:style-name="Text_20_body"><text:line-break/><text:span text:style-name="Strong_20_Emphasis">Question: What's wrong with the K-neighbors classifier performance?</text:span></text:p>
      <text:list xml:id="list2887354403" text:style-name="L19">
        <text:list-item>
          <text:p text:style-name="P46">. </text:p>
        </text:list-item>
        <text:list-item>
          <text:p text:style-name="P46">. </text:p>
        </text:list-item>
        <text:list-item>
          <text:p text:style-name="P46">. </text:p>
        </text:list-item>
        <text:list-item>
          <text:p text:style-name="P46">. </text:p>
        </text:list-item>
        <text:list-item>
          <text:p text:style-name="P46">. </text:p>
        </text:list-item>
        <text:list-item>
          <text:p text:style-name="P46">. </text:p>
        </text:list-item>
        <text:list-item>
          <text:p text:style-name="P46">. </text:p>
        </text:list-item>
        <text:list-item>
          <text:p text:style-name="P46">. </text:p>
        </text:list-item>
        <text:list-item>
          <text:p text:style-name="P46">. </text:p>
        </text:list-item>
        <text:list-item>
          <text:p text:style-name="P19">. </text:p>
        </text:list-item>
      </text:list>
      <text:p text:style-name="Text_20_body"><text:line-break/><text:span text:style-name="Strong_20_Emphasis">Audience questions:</text:span> Use the space below to share any questions or comments.</text:p>
      <text:list xml:id="list723805645" text:style-name="L20">
        <text:list-item>
          <text:p text:style-name="P47">. </text:p>
        </text:list-item>
        <text:list-item>
          <text:p text:style-name="P47">. </text:p>
        </text:list-item>
        <text:list-item>
          <text:p text:style-name="P47">. </text:p>
        </text:list-item>
        <text:list-item>
          <text:p text:style-name="P47">. </text:p>
        </text:list-item>
        <text:list-item>
          <text:p text:style-name="P20"><text:soft-page-break/>. </text:p>
        </text:list-item>
      </text:list>
      <text:p text:style-name="Text_20_body"/>
      <text:h text:style-name="Heading_20_3" text:outline-level="3">Cross-Validation</text:h>
      <text:p text:style-name="Text_20_body"><text:line-break/><text:span text:style-name="Strong_20_Emphasis">Question:</text:span> If you were dealing with time series data, would you implement it differently? You may find some ideas in the official Scikit-Learn documentation.</text:p>
      <text:list xml:id="list2628151085" text:style-name="L21">
        <text:list-item>
          <text:p text:style-name="P48">. </text:p>
        </text:list-item>
        <text:list-item>
          <text:p text:style-name="P48">. </text:p>
        </text:list-item>
        <text:list-item>
          <text:p text:style-name="P48">. </text:p>
        </text:list-item>
        <text:list-item>
          <text:p text:style-name="P48">. </text:p>
        </text:list-item>
        <text:list-item>
          <text:p text:style-name="P48">. </text:p>
        </text:list-item>
        <text:list-item>
          <text:p text:style-name="P48">. </text:p>
        </text:list-item>
        <text:list-item>
          <text:p text:style-name="P48">. </text:p>
        </text:list-item>
        <text:list-item>
          <text:p text:style-name="P48">. </text:p>
        </text:list-item>
        <text:list-item>
          <text:p text:style-name="P48">. </text:p>
        </text:list-item>
        <text:list-item>
          <text:p text:style-name="P21">. </text:p>
        </text:list-item>
      </text:list>
      <text:p text:style-name="Text_20_body"><text:line-break/><text:span text:style-name="Strong_20_Emphasis">Audience questions:</text:span> Use the space below to share any questions or comments.</text:p>
      <text:list xml:id="list359540302" text:style-name="L22">
        <text:list-item>
          <text:p text:style-name="P49">. </text:p>
        </text:list-item>
        <text:list-item>
          <text:p text:style-name="P49">. </text:p>
        </text:list-item>
        <text:list-item>
          <text:p text:style-name="P49">. </text:p>
        </text:list-item>
        <text:list-item>
          <text:p text:style-name="P49">. </text:p>
        </text:list-item>
        <text:list-item>
          <text:p text:style-name="P22">. </text:p>
        </text:list-item>
      </text:list>
      <text:p text:style-name="Text_20_body"/>
      <text:h text:style-name="Heading_20_3" text:outline-level="3"><text:soft-page-break/>Overfitting, Underfitting and Model Selection</text:h>
      <text:p text:style-name="Text_20_body"><text:line-break/><text:span text:style-name="Strong_20_Emphasis">Question:</text:span> Which polynomial degree gives the most stable estimate when changing the input data, while keeping a high score?</text:p>
      <text:list xml:id="list1302582345" text:style-name="L23">
        <text:list-item>
          <text:p text:style-name="P50">. </text:p>
        </text:list-item>
        <text:list-item>
          <text:p text:style-name="P50">. </text:p>
        </text:list-item>
        <text:list-item>
          <text:p text:style-name="P50">. </text:p>
        </text:list-item>
        <text:list-item>
          <text:p text:style-name="P50">. </text:p>
        </text:list-item>
        <text:list-item>
          <text:p text:style-name="P50">. </text:p>
        </text:list-item>
        <text:list-item>
          <text:p text:style-name="P50">. </text:p>
        </text:list-item>
        <text:list-item>
          <text:p text:style-name="P50">. </text:p>
        </text:list-item>
        <text:list-item>
          <text:p text:style-name="P50">. </text:p>
        </text:list-item>
        <text:list-item>
          <text:p text:style-name="P50">. </text:p>
        </text:list-item>
        <text:list-item>
          <text:p text:style-name="P23">. </text:p>
        </text:list-item>
      </text:list>
      <text:p text:style-name="Text_20_body"><text:line-break/><text:span text:style-name="Strong_20_Emphasis">Audience questions:</text:span> Use the space below to share any questions or comments.</text:p>
      <text:list xml:id="list3516394389" text:style-name="L24">
        <text:list-item>
          <text:p text:style-name="P51">. </text:p>
        </text:list-item>
        <text:list-item>
          <text:p text:style-name="P51">. </text:p>
        </text:list-item>
        <text:list-item>
          <text:p text:style-name="P51">. </text:p>
        </text:list-item>
        <text:list-item>
          <text:p text:style-name="P51">. </text:p>
        </text:list-item>
        <text:list-item>
          <text:p text:style-name="P24">. </text:p>
        </text:list-item>
      </text:list>
      <text:p text:style-name="Text_20_body"/>
      <text:h text:style-name="Heading_20_3" text:outline-level="3">Bonus questions</text:h>
      <text:p text:style-name="Text_20_body"><text:line-break/><text:span text:style-name="Strong_20_Emphasis">Question:</text:span> What does overfitting refer to?<text:line-break/>A: Your model is too flexible given the amount of data you have.<text:line-break/>B: Your model fits well on training data and predicts well on validation data.<text:line-break/>C: Your model fits well on training data and predicts poorly on validation data.<text:line-break/>D: Your model will have good performances on future data.<text:line-break/>E: You need to collect more training data.</text:p>
      <text:h text:style-name="Heading_20_2" text:outline-level="2"><text:soft-page-break/>06.1-Practice-Penguins.ipynb</text:h>
      <text:p text:style-name="Text_20_body"/>
      <text:h text:style-name="Heading_20_2" text:outline-level="2">Loading and visualizing the dataset</text:h>
      <text:p text:style-name="Text_20_body"><text:line-break/><text:span text:style-name="Strong_20_Emphasis">Exercise (breakout rooms, 15 min):</text:span> Use the space below to share any questions or comments.</text:p>
      <text:list xml:id="list3428573590" text:style-name="L25">
        <text:list-item>
          <text:p text:style-name="P52">. </text:p>
        </text:list-item>
        <text:list-item>
          <text:p text:style-name="P52">. </text:p>
        </text:list-item>
        <text:list-item>
          <text:p text:style-name="P52">. </text:p>
        </text:list-item>
        <text:list-item>
          <text:p text:style-name="P52">. </text:p>
        </text:list-item>
        <text:list-item>
          <text:p text:style-name="P25">. </text:p>
        </text:list-item>
      </text:list>
      <text:p text:style-name="Text_20_body"/>
      <text:h text:style-name="Heading_20_2" text:outline-level="2">Fit a baseline model: logistic regression¶</text:h>
      <text:p text:style-name="Text_20_body"><text:line-break/><text:span text:style-name="Strong_20_Emphasis">Exercise (breakout rooms, 15 min):</text:span> Use the space below to share any questions or comments.</text:p>
      <text:list xml:id="list466555992" text:style-name="L26">
        <text:list-item>
          <text:p text:style-name="P53">. </text:p>
        </text:list-item>
        <text:list-item>
          <text:p text:style-name="P53">. </text:p>
        </text:list-item>
        <text:list-item>
          <text:p text:style-name="P53">. </text:p>
        </text:list-item>
        <text:list-item>
          <text:p text:style-name="P53">. </text:p>
        </text:list-item>
        <text:list-item>
          <text:p text:style-name="P26">. </text:p>
        </text:list-item>
      </text:list>
      <text:p text:style-name="Text_20_body"/>
      <text:h text:style-name="Heading_20_2" text:outline-level="2">Fit a random forest model</text:h>
      <text:p text:style-name="Text_20_body"><text:line-break/><text:span text:style-name="Strong_20_Emphasis">Exercise (breakout rooms, 10 min):</text:span> Use the space below to share any questions or comments.</text:p>
      <text:list xml:id="list362635904" text:style-name="L27">
        <text:list-item>
          <text:p text:style-name="P54">. </text:p>
        </text:list-item>
        <text:list-item>
          <text:p text:style-name="P54"><text:soft-page-break/>. </text:p>
        </text:list-item>
        <text:list-item>
          <text:p text:style-name="P54">. </text:p>
        </text:list-item>
        <text:list-item>
          <text:p text:style-name="P54">. </text:p>
        </text:list-item>
        <text:list-item>
          <text:p text:style-name="P27">. </text:p>
        </text:list-item>
      </text:list>
      <text:p text:style-name="Text_20_body"/>
      <text:h text:style-name="Heading_20_2" text:outline-level="2">06.2-Practice-Abalone.ipynb</text:h>
      <text:p text:style-name="Text_20_body"><text:line-break/>Use the space below to share any questions or comments.</text:p>
      <text:list xml:id="list2703224496" text:style-name="L28">
        <text:list-item>
          <text:p text:style-name="P55">. </text:p>
        </text:list-item>
        <text:list-item>
          <text:p text:style-name="P55">. </text:p>
        </text:list-item>
        <text:list-item>
          <text:p text:style-name="P55">. </text:p>
        </text:list-item>
        <text:list-item>
          <text:p text:style-name="P55">. </text:p>
        </text:list-item>
        <text:list-item>
          <text:p text:style-name="P28">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RobotoMono" svg:font-family="RobotoMono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RobotoMono" fo:font-family="RobotoMono" style:font-name-asian="RobotoMono" style:font-family-asian="RobotoMono" style:font-name-complex="RobotoMono" style:font-family-complex="RobotoMon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L101_test_NZ</dc:title>
    <meta:initial-creator>Etherpad</meta:initial-creator>
    <dc:creator>Etherpad</dc:creator>
    <meta:document-statistic meta:table-count="0" meta:image-count="0" meta:object-count="0" meta:page-count="14" meta:paragraph-count="263" meta:word-count="1088" meta:character-count="5115" meta:non-whitespace-character-count="4253"/>
    <meta:generator>LibreOffice/6.4.7.2$Linux_X86_64 LibreOffice_project/40$Build-2</meta:generator>
    <meta:user-defined meta:name=""/>
  </office:meta>
</office:document-meta>
</file>